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73f1" officeooo:paragraph-rsid="000673f1"/>
    </style:style>
    <style:style style:name="P2" style:family="paragraph" style:parent-style-name="Standard">
      <style:text-properties officeooo:rsid="0006eef7" officeooo:paragraph-rsid="0006eef7"/>
    </style:style>
    <style:style style:name="P3" style:family="paragraph" style:parent-style-name="Standard">
      <style:text-properties officeooo:rsid="0008dbc5" officeooo:paragraph-rsid="0008dbc5"/>
    </style:style>
    <style:style style:name="P4" style:family="paragraph" style:parent-style-name="Standard">
      <style:text-properties officeooo:rsid="000d6d5c" officeooo:paragraph-rsid="000d6d5c"/>
    </style:style>
    <style:style style:name="P5" style:family="paragraph" style:parent-style-name="Standard">
      <style:text-properties officeooo:rsid="001dc4bb" officeooo:paragraph-rsid="000d8c7f"/>
    </style:style>
    <style:style style:name="P6" style:family="paragraph" style:parent-style-name="Standard">
      <style:text-properties officeooo:rsid="00197c09" officeooo:paragraph-rsid="000d8c7f"/>
    </style:style>
    <style:style style:name="P7" style:family="paragraph" style:parent-style-name="Standard">
      <style:text-properties officeooo:rsid="001b4de6" officeooo:paragraph-rsid="000d8c7f"/>
    </style:style>
    <style:style style:name="P8" style:family="paragraph" style:parent-style-name="Standard">
      <style:text-properties officeooo:rsid="000ef91c" officeooo:paragraph-rsid="000ef91c"/>
    </style:style>
    <style:style style:name="P9" style:family="paragraph" style:parent-style-name="Standard">
      <style:text-properties officeooo:rsid="00106390" officeooo:paragraph-rsid="00106390"/>
    </style:style>
    <style:style style:name="P10" style:family="paragraph" style:parent-style-name="Standard">
      <style:text-properties fo:font-weight="bold" officeooo:rsid="0008dbc5" officeooo:paragraph-rsid="0008dbc5" style:font-weight-asian="bold" style:font-weight-complex="bold"/>
    </style:style>
    <style:style style:name="P11" style:family="paragraph" style:parent-style-name="Standard">
      <style:text-properties fo:font-weight="bold" officeooo:rsid="000ef91c" officeooo:paragraph-rsid="000ef91c" style:font-weight-asian="bold" style:font-weight-complex="bold"/>
    </style:style>
    <style:style style:name="P12" style:family="paragraph" style:parent-style-name="Standard">
      <style:text-properties fo:font-size="15pt" fo:font-weight="bold" officeooo:rsid="0008dbc5" officeooo:paragraph-rsid="0008dbc5" style:font-size-asian="15pt" style:font-weight-asian="bold" style:font-size-complex="15pt" style:font-weight-complex="bold"/>
    </style:style>
    <style:style style:name="P13" style:family="paragraph" style:parent-style-name="Standard">
      <style:text-properties officeooo:rsid="00142f1f" officeooo:paragraph-rsid="00142f1f"/>
    </style:style>
    <style:style style:name="P14" style:family="paragraph" style:parent-style-name="Standard" style:list-style-name="L1">
      <style:text-properties fo:font-weight="bold" officeooo:rsid="0008dbc5" officeooo:paragraph-rsid="0008dbc5" style:font-weight-asian="bold" style:font-weight-complex="bold"/>
    </style:style>
    <style:style style:name="P15" style:family="paragraph" style:parent-style-name="Standard" style:list-style-name="L2">
      <style:text-properties fo:font-weight="bold" officeooo:rsid="000d8c7f" officeooo:paragraph-rsid="000d8c7f" style:font-weight-asian="bold" style:font-weight-complex="bold"/>
    </style:style>
    <style:style style:name="P16" style:family="paragraph" style:parent-style-name="Standard">
      <style:text-properties fo:font-weight="bold" officeooo:rsid="00106390" officeooo:paragraph-rsid="000ef91c" style:font-weight-asian="bold" style:font-weight-complex="bold"/>
    </style:style>
    <style:style style:name="P17" style:family="paragraph" style:parent-style-name="Standard">
      <style:text-properties officeooo:rsid="00142f1f" officeooo:paragraph-rsid="000ef91c"/>
    </style:style>
    <style:style style:name="P18" style:family="paragraph" style:parent-style-name="Standard">
      <style:text-properties officeooo:rsid="00106390" officeooo:paragraph-rsid="00106390"/>
    </style:style>
    <style:style style:name="P19" style:family="paragraph" style:parent-style-name="Standard">
      <style:text-properties officeooo:rsid="00172932" officeooo:paragraph-rsid="00172932"/>
    </style:style>
    <style:style style:name="P20" style:family="paragraph" style:parent-style-name="Standard">
      <style:text-properties officeooo:rsid="00190419" officeooo:paragraph-rsid="00190419"/>
    </style:style>
    <style:style style:name="P21" style:family="paragraph" style:parent-style-name="Standard">
      <style:text-properties officeooo:rsid="001a8e89" officeooo:paragraph-rsid="001a8e89"/>
    </style:style>
    <style:style style:name="P22" style:family="paragraph" style:parent-style-name="Standard">
      <style:text-properties officeooo:rsid="001b94c3" officeooo:paragraph-rsid="001b94c3"/>
    </style:style>
    <style:style style:name="P23" style:family="paragraph" style:parent-style-name="Standard">
      <style:text-properties officeooo:rsid="001bb21f" officeooo:paragraph-rsid="001bb21f"/>
    </style:style>
    <style:style style:name="P24" style:family="paragraph" style:parent-style-name="Standard">
      <style:text-properties officeooo:rsid="001bb21f" officeooo:paragraph-rsid="001c3ca1"/>
    </style:style>
    <style:style style:name="P25" style:family="paragraph" style:parent-style-name="Standard">
      <style:text-properties officeooo:rsid="001bb21f" officeooo:paragraph-rsid="001e382f"/>
    </style:style>
    <style:style style:name="P26" style:family="paragraph" style:parent-style-name="Standard">
      <style:text-properties officeooo:rsid="00200798" officeooo:paragraph-rsid="00200798"/>
    </style:style>
    <style:style style:name="P27" style:family="paragraph" style:parent-style-name="Standard">
      <style:text-properties officeooo:rsid="002292aa" officeooo:paragraph-rsid="002292aa"/>
    </style:style>
    <style:style style:name="P28" style:family="paragraph" style:parent-style-name="Standard">
      <style:text-properties officeooo:rsid="0022e6a5" officeooo:paragraph-rsid="0022e6a5"/>
    </style:style>
    <style:style style:name="T1" style:family="text">
      <style:text-properties officeooo:rsid="000a2b17"/>
    </style:style>
    <style:style style:name="T2" style:family="text">
      <style:text-properties officeooo:rsid="000d8c7f"/>
    </style:style>
    <style:style style:name="T3" style:family="text">
      <style:text-properties officeooo:rsid="001aa9ad"/>
    </style:style>
    <style:style style:name="T4" style:family="text">
      <style:text-properties officeooo:rsid="001b4de6"/>
    </style:style>
    <style:style style:name="T5" style:family="text">
      <style:text-properties officeooo:rsid="000f4f67"/>
    </style:style>
    <style:style style:name="T6" style:family="text">
      <style:text-properties officeooo:rsid="00150b57"/>
    </style:style>
    <style:style style:name="T7" style:family="text">
      <style:text-properties officeooo:rsid="00190419"/>
    </style:style>
    <style:style style:name="T8" style:family="text">
      <style:text-properties officeooo:rsid="001b5326"/>
    </style:style>
    <style:style style:name="T9" style:family="text">
      <style:text-properties officeooo:rsid="001c3ca1"/>
    </style:style>
    <style:style style:name="T10" style:family="text">
      <style:text-properties officeooo:rsid="001e382f"/>
    </style:style>
    <style:style style:name="T11" style:family="text">
      <style:text-properties fo:font-weight="bold" officeooo:rsid="001e382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00798" style:font-weight-asian="normal" style:font-weight-complex="normal"/>
    </style:style>
    <style:style style:name="T14" style:family="text">
      <style:text-properties fo:font-weight="normal" officeooo:rsid="001e382f" style:font-weight-asian="normal" style:font-weight-complex="normal"/>
    </style:style>
    <style:style style:name="T15" style:family="text">
      <style:text-properties fo:font-weight="normal" officeooo:rsid="002126ee" style:font-weight-asian="normal" style:font-weight-complex="normal"/>
    </style:style>
    <style:style style:name="T16" style:family="text">
      <style:text-properties fo:font-weight="normal" officeooo:rsid="0021fcf7" style:font-weight-asian="normal" style:font-weight-complex="normal"/>
    </style:style>
    <style:style style:name="T17" style:family="text">
      <style:text-properties fo:font-weight="normal" officeooo:rsid="0022e6a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ư tưởng Hồ Chí Minh</text:p>
      <text:p text:style-name="P1"/>
      <text:p text:style-name="P1">Bản chất: Hệ thống quan điểm toàn diện, sâu sắc</text:p>
      <text:p text:style-name="P1">+ về vấn đề cơ bản của CM VN</text:p>
      <text:p text:style-name="P1">+ phản ánh vấn đề có tính quy luật của CM VN</text:p>
      <text:p text:style-name="P1">+là nền tảng tư tưởng, kim chỉ nam của CM VN</text:p>
      <text:p text:style-name="P1"/>
      <text:p text:style-name="P2">Nguồn gốc:</text:p>
      <text:p text:style-name="P2">+Chủ nghĩa Mác Le-nin<text:line-break/>+Giá trị văn hóa dân tộc</text:p>
      <text:p text:style-name="P2">+Tinh hoa văn hóa nhân loại</text:p>
      <text:p text:style-name="P2"/>
      <text:p text:style-name="P2">Giá trị - ý nghĩa:</text:p>
      <text:p text:style-name="P2">+Tài sản tinh thần to lớn </text:p>
      <text:p text:style-name="P2">+mãi mãi soi đường cho sự nghiệp CM của nhân dân ta giành thắng lợ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HƯƠNG 1</text:p>
      <text:p text:style-name="P3"/>
      <text:p text:style-name="P12">I Cơ sở hình thành tư tưởng HCM</text:p>
      <text:p text:style-name="P10"/>
      <text:p text:style-name="P10">1. Khách quan</text:p>
      <text:p text:style-name="P10">a/ Bối cảnh lịch sử</text:p>
      <text:list xml:id="list7904708051961254077" text:style-name="L1">
        <text:list-item>
          <text:p text:style-name="P14">Bối cảnh Lịch sử ( XIX - XX)</text:p>
        </text:list-item>
      </text:list>
      <text:p text:style-name="P3">-HCM sinh ra và lớn lên trong hoàn cảnh đất nước nhiều biến động</text:p>
      <text:p text:style-name="P3">-Nhà Nguyễn đầu hàng Pháp</text:p>
      <text:p text:style-name="P3">-Hệ tư tưởng phong kiến lỗi thời ( "Cần vương" thất bại )</text:p>
      <text:p text:style-name="P3">-Phân hóa giai cấp. Xuất hiện giai cấp mới. (do chính sách khai thác thuộc địa của Pháp)</text:p>
      <text:p text:style-name="P3"><text:tab/>+Công nhân</text:p>
      <text:p text:style-name="P3"><text:tab/>+Tư sản</text:p>
      <text:p text:style-name="P3"><text:tab/>+Tiểu tư sản </text:p>
      <text:p text:style-name="P3">-<text:span text:style-name="T1">Phong trào yêu nước nhân dân ta chuyển sang xu hướng dân chủ tư sản (tân thư, tân văn, tân báo, trào lưu cải cách ...)</text:span></text:p>
      <text:p text:style-name="P3">-<text:span text:style-name="T1">Phan Bội Châu (Đông Du), Phan Chu Trinh (Duy Tân) thất bại</text:span></text:p>
      <text:p text:style-name="P4">=&gt; Phong trào cứu nước của nhân dân ta muốn dành thắng lợi phải đi theo con đường mới.</text:p>
      <text:p text:style-name="P4"/>
      <text:list xml:id="list744364477674999758" text:style-name="L2">
        <text:list-item>
          <text:p text:style-name="P15">Bối cảnh thời đại</text:p>
        </text:list-item>
      </text:list>
      <text:p text:style-name="P6">→<text:span text:style-name="T2">C</text:span>hủ nghĩa tư bản chuyển sang chủ nghĩa đế quốc </text:p>
      <text:p text:style-name="P6">→<text:span text:style-name="T2">P</text:span>hong <text:span text:style-name="T3">trào giải phóng dân tộc phát triển mạnh mẽ</text:span></text:p>
      <text:p text:style-name="P6">→<text:span text:style-name="T4"> Thắng lợi cm tháng 10 Nga (cách mạng tư sản kiểu mới – xóa bỏ chế độ phong kiến)</text:span></text:p>
      <text:p text:style-name="P7"><text:tab/>+ Lãnh đạo là giai cấp vô sản</text:p>
      <text:p text:style-name="P7"><text:tab/>+ Xây dựng chế độ cộng sản chủ nghĩa</text:p>
      <text:p text:style-name="P5"/>
      <text:p text:style-name="P5"><text:span text:style-name="T2">CM Nga</text:span> Tương đồng với CM Việt Nam</text:p>
      <text:p text:style-name="P5"><text:tab/>+xóa bỏ phong kiến</text:p>
      <text:p text:style-name="P5"><text:tab/>+ xây dựng <text:span text:style-name="T2">xã hội chủ nghĩa</text:span></text:p>
      <text:p text:style-name="P3"><text:tab/></text:p>
      <text:p text:style-name="P11">b/Tiền đề tư tưởng, lý luận</text:p>
      <text:p text:style-name="P8">- Giá trị truyền thống tốt đẹp của dân tộc VN</text:p>
      <text:p text:style-name="P17"><text:tab/>+ Nhân nghĩa, đoàn kết (văn hóa lúa nước)<text:tab/></text:p>
      <text:p text:style-name="P13"><text:tab/>+ Tinh thần yêu nước</text:p>
      <text:p text:style-name="P13"><text:tab/></text:p>
      <text:p text:style-name="P8">- <text:span text:style-name="T5">Tinh hoa văn hóa nhân loại</text:span></text:p>
      <text:p text:style-name="P17"><text:tab/>+ Văn hóa phương Đông (tam dân)</text:p>
      <text:p text:style-name="P13"><text:tab/>+ Văn hóa phương Tây <text:s/><text:span text:style-name="T6">(dân chủ)</text:span></text:p>
      <text:p text:style-name="P8"/>
      <text:p text:style-name="P8">- <text:span text:style-name="T5">Chủ nghĩa Mác Lê-nin. </text:span></text:p>
      <text:p text:style-name="P8"/>
      <text:p text:style-name="P16">2. Chủ quan</text:p>
      <text:p text:style-name="P9">- Khả năng tư duy và trí tuệ của HCM</text:p>
      <text:p text:style-name="P9">- Phẩm chức đạo đức và năng lực hoạt động thực tiễn</text:p>
      <text:p text:style-name="P9"/>
      <text:p text:style-name="P9"/>
      <text:p text:style-name="P9"/>
      <text:p text:style-name="P9"/>
      <text:p text:style-name="P9"><text:soft-page-break/></text:p>
      <text:p text:style-name="P19">II Quá trình hình thành và phát triển Tư Tưởng Hồ Chí Minh</text:p>
      <text:p text:style-name="P19">1. Thời kỳ trước 1911 : Hình thành tư tưởng yêu nươc và chí hướng cứu nước</text:p>
      <text:p text:style-name="P19">- <text:span text:style-name="T7">Học được từ cha tư tưởng chính trị</text:span></text:p>
      <text:p text:style-name="P19">- <text:span text:style-name="T7">Học từ mẹ tính nhân hậu, sống chan hòa</text:span></text:p>
      <text:p text:style-name="P20">- Nghệ Tĩnh giàu truyền thống văn hóa, lao động, đấu tranh chống ngoại xâm. Sản sinh ra nhiều anh hùng <text:s/>( Phan Đình Phùng, Phan Bội Châu)</text:p>
      <text:p text:style-name="P20">- Chứng kiến cảnh nhân dân ta bị áp bức từ nhỏ.</text:p>
      <text:p text:style-name="P20">- Nhận ra không thể cứu nước theo con đường của Phan Bội Châu, Phan Chu Trinh, Hoàng Hoa Thám.</text:p>
      <text:p text:style-name="P20">- <text:s/>.. phải tìm hiểu cho rõ bản chất của những từ "Tự do, Bình đẳng, Bác ái" của nước Cộng hòa Pháp.</text:p>
      <text:p text:style-name="P20">-&gt; Đi ra nước ngoài, xem nước Pháp và các nước khác, trở về giúp đồng bào.</text:p>
      <text:p text:style-name="P20"/>
      <text:p text:style-name="P21">2. Thời kì 1911-1920: Tìm thấy con đường cứu nước.</text:p>
      <text:p text:style-name="P21">-1911 Nguyễn Ái Quốc ra đi tìm đường cứu nước .</text:p>
      <text:p text:style-name="P21">- 1919 gửi "Bản yêu sách của nhân dân An Nam" tới Hội nghị Vecxay đòi Chính phủ Pháp thừa nhận các quyền tự do, dân chủ, bình đẳng của nhân dân Việt Nam.</text:p>
      <text:p text:style-name="P21">- Đọc được "Sơ khảo lần thứ nhất những luận cương về vấn đề dân tộc và thuộc địa".</text:p>
      <text:p text:style-name="P19">- <text:span text:style-name="T8">Biểu quyết thành lập Đệ tam Quốc tế (III), tham gia thành lập Đảng cộng sản Pháp (12-1920), trở thành người cộng sản đầu tiên của Việt Nam</text:span></text:p>
      <text:p text:style-name="P19"/>
      <text:p text:style-name="P22">Xác định con đường đúng đắn để giải phóng dân tộc =&gt; gắn phong trào CM Việt Nam với phong trào công nhân quốc tế.</text:p>
      <text:p text:style-name="P22">Đó là con đường duy nhất mà Cách mạng Tháng 10 Nga đã mở ra cho nhân dân lao động và tất cả các dân tộc bị áp bức trên Thế Giới.</text:p>
      <text:p text:style-name="P22"/>
      <text:p text:style-name="P23">3.Giai đoan 1921-1930 Hình thành cơ bản về CM VN</text:p>
      <text:p text:style-name="P23">- <text:span text:style-name="T9">Người hoạt động ở Pháp( ), Liên Xô() , Trung Quốc(), Thái Lan.</text:span></text:p>
      <text:p text:style-name="P24">- <text:span text:style-name="T9">Viết tác phẩm Bản án chế độ thực dân Pháp, Đường Cách mệnh, các Cương lĩnh đầu tiên của Đảng.</text:span></text:p>
      <text:p text:style-name="P24"/>
      <text:p text:style-name="P24"><text:span text:style-name="T9">Nội dung</text:span></text:p>
      <text:p text:style-name="P24"><text:span text:style-name="T9">+ Bản chất của chủ nghĩa thực dân : Ăn cướp, giết người</text:span></text:p>
      <text:p text:style-name="P25"><text:span text:style-name="T9">--&gt; <text:s/>chủ nghĩa thực dân là kẻ thù chung của công nhân và nhân dân lao động toàn thế giới</text:span></text:p>
      <text:p text:style-name="P25"/>
      <text:p text:style-name="P25"><text:span text:style-name="T10">+CM giải phóng dân tộc theo thời đại mới phải đi theo con đường </text:span><text:span text:style-name="T11">VÔ SẢN</text:span><text:span text:style-name="T14">, </text:span><text:span text:style-name="T13">là bộ phận của cách mạng vô sản thế giới.</text:span></text:p>
      <text:p text:style-name="P26"><text:span text:style-name="T13">=</text:span><text:span text:style-name="T12">&gt; giải phóng dân tộc gắn liền với giải phóng giai cấp công nhân</text:span></text:p>
      <text:p text:style-name="P25"><text:span text:style-name="T13"/></text:p>
      <text:p text:style-name="P26"><text:span text:style-name="T12">+CM giải phóng dân tộc ở thuộc địa và CM vô sản ở chính quốc phải có quan hệ khăng khít với nhau, nhưng không phụ thuộc vào nhau. </text:span><text:span text:style-name="T16">=&gt; </text:span><text:span text:style-name="T15">nhấn mạnh vai trò chủ động, </text:span><text:span text:style-name="T16">tích cực của dân tộc thuộc địa trong cuộc đấu tranh giải phóng khỏi ách áp bức, bóc lột của chủ nghĩa thực dân.</text:span></text:p>
      <text:p text:style-name="P26"><text:span text:style-name="T16"/></text:p>
      <text:p text:style-name="P27"><text:span text:style-name="T16">+</text:span><text:span text:style-name="T12">CM thuộc địa trước hết là "dân tộc Cách mệnh" đánh đuổi ngoại xâm </text:span><text:span text:style-name="T17">giành độc lập tự do</text:span><text:span text:style-name="T12">.</text:span></text:p>
      <text:p text:style-name="P27"><text:span text:style-name="T12"/></text:p>
      <text:p text:style-name="P28"><text:span text:style-name="T12">+Ở nước nông nghiệp lạc hậu, nông dân đông nhất -&gt; xây dựng khối công nông liên minh. Đồng thời thu hút rộng rãi các giai cấp khác vào sự nghiệp đấu tranh chung của dân tộc.</text:span></text:p>
      <text:p text:style-name="P28"><text:span text:style-name="T12"/></text:p>
      <text:p text:style-name="P28"><text:span text:style-name="T12">+Cần có Đảng lãnh đạo.</text:span></text:p>
      <text:p text:style-name="P28"><text:span text:style-name="T12"/></text:p>
      <text:p text:style-name="P28"><text:span text:style-name="T12">+Cách mạng là sự nghiệp của quần chúng nhân dân -&gt; Tập hợp, giác ngộ và tổ chức quần chúng đấu </text:span><text:soft-page-break/><text:span text:style-name="T12">tranh từ thấp lên ca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6M31S</meta:editing-duration>
    <meta:editing-cycles>32</meta:editing-cycles>
    <meta:generator>LibreOffice/4.4.0.3$Windows_x86 LibreOffice_project/de093506bcdc5fafd9023ee680b8c60e3e0645d7</meta:generator>
    <dc:date>2015-04-16T14:05:01.138000000</dc:date>
    <meta:document-statistic meta:table-count="0" meta:image-count="0" meta:object-count="0" meta:page-count="4" meta:paragraph-count="77" meta:word-count="971" meta:character-count="4282" meta:non-whitespace-character-count="3366"/>
    <meta:user-defined meta:name="Info 1"/>
    <meta:user-defined meta:name="Info 2"/>
    <meta:user-defined meta:name="Info 3"/>
    <meta:user-defined meta:name="Info 4"/>
  </office:meta>
</office:document-meta>
</file>